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beb" officeooo:paragraph-rsid="0005abeb"/>
    </style:style>
    <style:style style:name="P2" style:family="paragraph" style:parent-style-name="Standard" style:list-style-name="L1">
      <style:text-properties officeooo:rsid="0005abeb" officeooo:paragraph-rsid="0005abeb"/>
    </style:style>
    <style:style style:name="P3" style:family="paragraph" style:parent-style-name="Standard" style:list-style-name="L1">
      <style:text-properties fo:color="#ff0000" fo:font-size="16pt" style:text-underline-style="solid" style:text-underline-width="auto" style:text-underline-color="font-color" fo:font-weight="bold" officeooo:paragraph-rsid="0005abeb" style:font-weight-asian="bold" style:font-weight-complex="bold"/>
    </style:style>
    <style:style style:name="P4" style:family="paragraph" style:parent-style-name="Standard" style:list-style-name="L1">
      <style:text-properties fo:color="#008000" fo:font-size="14pt" style:text-underline-style="solid" style:text-underline-width="auto" style:text-underline-color="font-color" officeooo:rsid="0005abeb" officeooo:paragraph-rsid="0005abeb"/>
    </style:style>
    <style:style style:name="P5" style:family="paragraph" style:parent-style-name="Standard" style:list-style-name="L1">
      <style:text-properties fo:font-weight="bold" officeooo:rsid="0005abeb" officeooo:paragraph-rsid="0005abeb" style:font-weight-asian="bold" style:font-weight-complex="bold"/>
    </style:style>
    <style:style style:name="P6" style:family="paragraph" style:parent-style-name="Standard" style:list-style-name="L1">
      <style:text-properties officeooo:rsid="0005f6ac" officeooo:paragraph-rsid="0005f6ac"/>
    </style:style>
    <style:style style:name="T1" style:family="text">
      <style:text-properties officeooo:rsid="0005abeb"/>
    </style:style>
    <text:list-style style:name="L1">
      <text:list-level-style-number text:level="1" style:num-suffix="." style:num-format="I" text:start-value="3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territoires dans la mondialisation : Une inégale intégration</text:p>
      <text:p text:style-name="P1"/>
      <text:list xml:id="list3977995648244492543" text:style-name="L1">
        <text:list-item>
          <text:p text:style-name="P3"><text:span text:style-name="T1">Les espaces maritimes : approche géostratégique p346/347</text:span></text:p>
          <text:list>
            <text:list-item>
              <text:p text:style-name="P4">Les espaces maritimes : des espaces incontournables vis-à-vis de la mondialisation</text:p>
              <text:list>
                <text:list-item>
                  <text:p text:style-name="P5">L’importance des flux et des façades maritimes</text:p>
                  <text:list>
                    <text:list-item>
                      <text:p text:style-name="P2">Pourquoi peut-on dire que les espaces maritimes représentent des enjeux économiques majeurs ?</text:p>
                      <text:list>
                        <text:list-header>
                          <text:p text:style-name="P6">80 % du commerce international se fait par voie maritime</text:p>
                          <text:p text:style-name="P6">→ Les conteneurs contiennent des matières premières, des hydrocarbures, des produits agricoles, du textile</text:p>
                          <text:p text:style-name="P6">→ Supertankers (transport du pétrole)</text:p>
                          <text:p text:style-name="P6">→ Méthaniers (transport du gaz)</text:p>
                          <text:p text:style-name="P6">→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39:06.372000000</meta:creation-date>
    <dc:date>2019-01-28T13:57:10.779000000</dc:date>
    <meta:editing-duration>PT7M54S</meta:editing-duration>
    <meta:editing-cycles>1</meta:editing-cycles>
    <meta:document-statistic meta:table-count="0" meta:image-count="0" meta:object-count="0" meta:page-count="1" meta:paragraph-count="10" meta:word-count="86" meta:character-count="581" meta:non-whitespace-character-count="508"/>
    <meta:generator>LibreOffice/5.1.6.2$Windows_x86 LibreOffice_project/07ac168c60a517dba0f0d7bc7540f5afa45f0909</meta:generator>
  </office:meta>
</office:document-meta>
</file>